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99cm" fo:min-width="1.0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226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custom-shape draw:style-name="gr1" draw:text-style-name="P1" draw:layer="layout" svg:width="2cm" svg:height="2cm" svg:x="6.117cm" svg:y="4.43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6.717cm" svg:y1="4.688cm" svg:x2="6.717cm" svg:y2="5.388cm">
              <text:p/>
            </draw:line>
            <draw:line draw:style-name="gr2" draw:text-style-name="P2" draw:layer="layout" svg:x1="6.717cm" svg:y1="5.488cm" svg:x2="6.717cm" svg:y2="6.188cm">
              <text:p/>
            </draw:line>
            <draw:line draw:style-name="gr2" draw:text-style-name="P2" draw:layer="layout" svg:x1="7.517cm" svg:y1="4.688cm" svg:x2="7.517cm" svg:y2="5.388cm">
              <text:p/>
            </draw:line>
            <draw:line draw:style-name="gr2" draw:text-style-name="P2" draw:layer="layout" svg:x1="7.517cm" svg:y1="5.488cm" svg:x2="7.517cm" svg:y2="6.188cm">
              <text:p/>
            </draw:line>
            <draw:line draw:style-name="gr2" draw:text-style-name="P2" draw:layer="layout" svg:x1="6.767cm" svg:y1="4.638cm" svg:x2="7.467cm" svg:y2="4.638cm">
              <text:p/>
            </draw:line>
            <draw:line draw:style-name="gr2" draw:text-style-name="P2" draw:layer="layout" svg:x1="6.767cm" svg:y1="5.438cm" svg:x2="7.467cm" svg:y2="5.438cm">
              <text:p/>
            </draw:line>
            <draw:line draw:style-name="gr2" draw:text-style-name="P2" draw:layer="layout" svg:x1="6.767cm" svg:y1="6.238cm" svg:x2="7.467cm" svg:y2="6.238cm">
              <text:p/>
            </draw:line>
          </draw:g>
          <draw:g>
            <draw:custom-shape draw:style-name="gr1" draw:text-style-name="P1" draw:layer="layout" svg:width="2cm" svg:height="2cm" svg:x="8.317cm" svg:y="4.43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8.917cm" svg:y1="4.688cm" svg:x2="8.917cm" svg:y2="5.388cm">
              <text:p/>
            </draw:line>
            <draw:line draw:style-name="gr2" draw:text-style-name="P2" draw:layer="layout" svg:x1="8.917cm" svg:y1="5.488cm" svg:x2="8.917cm" svg:y2="6.188cm">
              <text:p/>
            </draw:line>
            <draw:line draw:style-name="gr2" draw:text-style-name="P2" draw:layer="layout" svg:x1="9.717cm" svg:y1="4.688cm" svg:x2="9.717cm" svg:y2="5.388cm">
              <text:p/>
            </draw:line>
            <draw:line draw:style-name="gr2" draw:text-style-name="P2" draw:layer="layout" svg:x1="9.717cm" svg:y1="5.488cm" svg:x2="9.717cm" svg:y2="6.188cm">
              <text:p/>
            </draw:line>
            <draw:line draw:style-name="gr2" draw:text-style-name="P2" draw:layer="layout" svg:x1="8.967cm" svg:y1="4.638cm" svg:x2="9.667cm" svg:y2="4.638cm">
              <text:p/>
            </draw:line>
            <draw:line draw:style-name="gr2" draw:text-style-name="P2" draw:layer="layout" svg:x1="8.967cm" svg:y1="5.438cm" svg:x2="9.667cm" svg:y2="5.438cm">
              <text:p/>
            </draw:line>
            <draw:line draw:style-name="gr2" draw:text-style-name="P2" draw:layer="layout" svg:x1="8.967cm" svg:y1="6.238cm" svg:x2="9.667cm" svg:y2="6.238cm">
              <text:p/>
            </draw:line>
          </draw:g>
          <draw:custom-shape draw:style-name="gr3" draw:text-style-name="P3" draw:layer="layout" svg:width="0.6cm" svg:height="0.6cm" svg:x="7.894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128cm" svg:height="0.806cm" svg:x="7.13cm" svg:y="8.519cm">
            <draw:text-box>
              <text:p><text:span text:style-name="T1">Sortear</text:span></text:p>
            </draw:text-box>
          </draw:frame>
          <draw:custom-shape draw:style-name="gr5" draw:text-style-name="P2" draw:layer="layout" svg:width="15.4cm" svg:height="7.4cm" svg:x="3cm" svg:y="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9cm" svg:height="6.4cm" svg:x="11.9cm" svg:y="2.5cm">
            <text:p text:style-name="P5"><text:span text:style-name="T1">Área dos CIs e</text:span></text:p>
            <text:p text:style-name="P5"><text:span text:style-name="T1">outros componentes</text:span></text:p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7" draw:text-style-name="P2" draw:layer="layout" svg:width="0.8cm" svg:height="1.3cm" svg:x="3.7cm" svg:y="7.768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2" draw:layer="layout" svg:width="0.4cm" svg:height="0.4cm" svg:x="3.9cm" svg:y="7.96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4cm" svg:height="0.4cm" svg:x="3.901cm" svg:y="8.46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4.1cm" svg:y1="7.968cm" svg:x2="4.1cm" svg:y2="8.368cm">
                <text:p/>
              </draw:line>
              <draw:line draw:style-name="gr2" draw:text-style-name="P2" draw:layer="layout" svg:x1="4.1cm" svg:y1="8.468cm" svg:x2="4.1cm" svg:y2="8.868cm">
                <text:p/>
              </draw:line>
            </draw:g>
            <draw:frame draw:style-name="gr9" draw:text-style-name="P7" draw:layer="layout" svg:width="1.963cm" svg:height="0.649cm" draw:transform="rotate (1.5707963267949) translate (4.441cm 9.4cm)">
              <draw:text-box>
                <text:p><text:span text:style-name="T2">Lâmpada</text:span></text:p>
              </draw:text-box>
            </draw:frame>
          </draw:g>
          <draw:g>
            <draw:g>
              <draw:custom-shape draw:style-name="gr7" draw:text-style-name="P8" draw:layer="layout" svg:width="0.8cm" svg:height="1.3cm" svg:x="3.7cm" svg:y="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8" draw:layer="layout" svg:width="0.4cm" svg:height="0.4cm" svg:x="3.903cm" svg:y="5.10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8" draw:layer="layout" svg:width="0.4cm" svg:height="0.4cm" svg:x="3.901cm" svg:y="5.6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8" draw:layer="layout" svg:x1="4.1cm" svg:y1="5.103cm" svg:x2="4.1cm" svg:y2="5.503cm">
                <text:p/>
              </draw:line>
              <draw:line draw:style-name="gr2" draw:text-style-name="P8" draw:layer="layout" svg:x1="4.1cm" svg:y1="5.603cm" svg:x2="4.1cm" svg:y2="6.003cm">
                <text:p/>
              </draw:line>
            </draw:g>
            <draw:frame draw:style-name="gr10" draw:text-style-name="P9" draw:layer="layout" svg:width="1.563cm" svg:height="0.649cm" draw:transform="rotate (1.5707963267949) translate (4.441cm 6.105cm)">
              <draw:text-box>
                <text:p text:style-name="P5"><text:span text:style-name="T2">+5V</text:span></text:p>
              </draw:text-box>
            </draw:frame>
          </draw:g>
          <draw:g>
            <draw:g>
              <draw:custom-shape draw:style-name="gr7" draw:text-style-name="P2" draw:layer="layout" svg:width="0.8cm" svg:height="1.3cm" svg:x="3.7cm" svg:y="2.839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2" draw:layer="layout" svg:width="0.4cm" svg:height="0.4cm" svg:x="3.899cm" svg:y="3.04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8" draw:text-style-name="P2" draw:layer="layout" svg:width="0.4cm" svg:height="0.4cm" svg:x="3.899cm" svg:y="3.5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4.098cm" svg:y1="3.039cm" svg:x2="4.098cm" svg:y2="3.439cm">
                <text:p/>
              </draw:line>
              <draw:line draw:style-name="gr2" draw:text-style-name="P2" draw:layer="layout" svg:x1="4.098cm" svg:y1="3.539cm" svg:x2="4.098cm" svg:y2="3.939cm">
                <text:p/>
              </draw:line>
            </draw:g>
            <draw:frame draw:style-name="gr11" draw:text-style-name="P9" draw:layer="layout" svg:width="1.726cm" svg:height="0.649cm" draw:transform="rotate (1.5707963267949) translate (4.437cm 4.205cm)">
              <draw:text-box>
                <text:p text:style-name="P5"><text:span text:style-name="T2">+12V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11T00:55:49.584345885</meta:creation-date>
    <dc:date>2022-02-13T14:31:08.860193380</dc:date>
    <meta:editing-duration>PT52M57S</meta:editing-duration>
    <meta:editing-cycles>6</meta:editing-cycles>
    <meta:generator>LibreOffice/6.4.7.2$Linux_X86_64 LibreOffice_project/40$Build-2</meta:generator>
    <dc:creator>mpt </dc:creator>
    <meta:document-statistic meta:object-count="47"/>
  </office:meta>
</office:document-meta>
</file>